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Standard">
      <style:paragraph-properties fo:text-align="justify" style:justify-single-word="false"/>
      <style:text-properties style:font-name="FreeSerif" officeooo:paragraph-rsid="004850cd"/>
    </style:style>
    <style:style style:name="P5" style:family="paragraph" style:parent-style-name="Standard">
      <style:text-properties style:font-name="FreeSerif"/>
    </style:style>
    <style:style style:name="P6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" style:font-size-complex="21pt" style:font-weight-complex="bold"/>
    </style:style>
    <style:style style:name="P7" style:family="paragraph" style:parent-style-name="Title" style:master-page-name="Standard">
      <style:paragraph-properties style:page-number="auto"/>
      <style:text-properties officeooo:paragraph-rsid="0018b560"/>
    </style:style>
    <style:style style:name="P8" style:family="paragraph" style:parent-style-name="Heading_20_1">
      <style:text-properties fo:font-size="15pt" officeooo:rsid="0046c64a" style:font-size-asian="15pt" style:font-size-complex="15pt"/>
    </style:style>
    <style:style style:name="P9" style:family="paragraph" style:parent-style-name="Heading_20_1">
      <style:text-properties officeooo:paragraph-rsid="00509561"/>
    </style:style>
    <style:style style:name="P10" style:family="paragraph" style:parent-style-name="Heading_20_1">
      <style:paragraph-properties fo:text-align="justify" style:justify-single-word="false" fo:break-before="page"/>
      <style:text-properties officeooo:paragraph-rsid="0058a0c5"/>
    </style:style>
    <style:style style:name="P11" style:family="paragraph" style:parent-style-name="Heading_20_1">
      <style:paragraph-properties fo:text-align="justify" style:justify-single-word="false"/>
      <style:text-properties officeooo:paragraph-rsid="0065873d"/>
    </style:style>
    <style:style style:name="P12" style:family="paragraph" style:parent-style-name="Heading_20_1">
      <style:paragraph-properties fo:text-align="justify" style:justify-single-word="false" fo:break-before="page"/>
      <style:text-properties officeooo:paragraph-rsid="006afef9"/>
    </style:style>
    <style:style style:name="P13" style:family="paragraph" style:parent-style-name="Preformatted_20_Text">
      <style:paragraph-properties fo:text-align="justify" style:justify-single-word="false"/>
      <style:text-properties style:font-name="FreeSerif" officeooo:rsid="00509561" officeooo:paragraph-rsid="00509561"/>
    </style:style>
    <style:style style:name="P14" style:family="paragraph" style:parent-style-name="Preformatted_20_Text">
      <style:paragraph-properties fo:text-align="justify" style:justify-single-word="false"/>
    </style:style>
    <style:style style:name="P15" style:family="paragraph" style:parent-style-name="Preformatted_20_Text">
      <style:paragraph-properties fo:text-align="justify" style:justify-single-word="false"/>
      <style:text-properties officeooo:paragraph-rsid="0055d629"/>
    </style:style>
    <style:style style:name="P16" style:family="paragraph" style:parent-style-name="Preformatted_20_Text">
      <style:paragraph-properties fo:text-align="justify" style:justify-single-word="false"/>
      <style:text-properties officeooo:paragraph-rsid="00574dfc"/>
    </style:style>
    <style:style style:name="P17" style:family="paragraph" style:parent-style-name="Preformatted_20_Text">
      <style:paragraph-properties fo:text-align="justify" style:justify-single-word="false"/>
      <style:text-properties style:font-name="FreeSerif" fo:font-size="12pt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FreeSerif" fo:font-style="normal" fo:font-weight="normal" officeooo:rsid="0046c64a" officeooo:paragraph-rsid="0046c64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FreeSerif" fo:font-style="normal" fo:font-weight="normal" officeooo:rsid="0048dca3" officeooo:paragraph-rsid="004850c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FreeSerif" officeooo:rsid="00509561" officeooo:paragraph-rsid="00509561"/>
    </style:style>
    <style:style style:name="P21" style:family="paragraph" style:parent-style-name="Standard">
      <style:paragraph-properties fo:text-align="justify" style:justify-single-word="false"/>
      <style:text-properties style:font-name="FreeSerif" officeooo:paragraph-rsid="005a9660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FreeSerif" officeooo:paragraph-rsid="005a9660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6981ee"/>
    </style:style>
    <style:style style:name="P25" style:family="paragraph" style:parent-style-name="Standard">
      <style:text-properties officeooo:paragraph-rsid="00684396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45b414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fo:font-style="italic" fo:font-weight="normal" officeooo:rsid="0046c64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6ce6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850cd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a8c6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8dca3" style:font-style-asian="italic" style:font-weight-asian="normal" style:font-style-complex="italic" style:font-weight-complex="normal"/>
    </style:style>
    <style:style style:name="T9" style:family="text">
      <style:text-properties fo:font-style="italic" officeooo:rsid="004d034e" style:font-style-asian="italic" style:font-style-complex="italic"/>
    </style:style>
    <style:style style:name="T10" style:family="text">
      <style:text-properties fo:font-style="italic" officeooo:rsid="004d8f57" style:font-style-asian="italic" style:font-style-complex="italic"/>
    </style:style>
    <style:style style:name="T11" style:family="text">
      <style:text-properties fo:font-style="italic" officeooo:rsid="0053312f" style:font-style-asian="italic" style:font-style-complex="italic"/>
    </style:style>
    <style:style style:name="T12" style:family="text">
      <style:text-properties fo:font-style="italic" officeooo:rsid="0054365e" style:font-style-asian="italic" style:font-style-complex="italic"/>
    </style:style>
    <style:style style:name="T13" style:family="text">
      <style:text-properties fo:font-style="normal" fo:font-weight="normal" officeooo:rsid="0046c64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6ce6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6f82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74ab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850c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8dca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a8c6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46c64a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48dca3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850cd" style:font-style-asian="normal" style:font-weight-asian="bold" style:font-style-complex="normal" style:font-weight-complex="bold"/>
    </style:style>
    <style:style style:name="T23" style:family="text">
      <style:text-properties style:font-name="FreeSerif"/>
    </style:style>
    <style:style style:name="T24" style:family="text">
      <style:text-properties style:font-name="FreeSerif" officeooo:rsid="004d034e"/>
    </style:style>
    <style:style style:name="T25" style:family="text">
      <style:text-properties style:font-name="FreeSerif" fo:font-weight="bold" style:font-weight-asian="bold" style:font-weight-complex="bold"/>
    </style:style>
    <style:style style:name="T26" style:family="text">
      <style:text-properties style:font-name="FreeSerif" fo:font-weight="bold" officeooo:rsid="004d034e" style:font-weight-asian="bold" style:font-weight-complex="bold"/>
    </style:style>
    <style:style style:name="T27" style:family="text">
      <style:text-properties fo:font-weight="bold" officeooo:rsid="004d034e" style:font-weight-asian="bold" style:font-weight-complex="bold"/>
    </style:style>
    <style:style style:name="T28" style:family="text">
      <style:text-properties fo:font-weight="bold" officeooo:rsid="004d8f57" style:font-weight-asian="bold" style:font-weight-complex="bold"/>
    </style:style>
    <style:style style:name="T29" style:family="text">
      <style:text-properties fo:font-weight="bold" officeooo:rsid="00531f1e" style:font-weight-asian="bold" style:font-weight-complex="bold"/>
    </style:style>
    <style:style style:name="T30" style:family="text">
      <style:text-properties fo:font-weight="bold" officeooo:rsid="0053312f" style:font-weight-asian="bold" style:font-weight-complex="bold"/>
    </style:style>
    <style:style style:name="T31" style:family="text">
      <style:text-properties fo:font-weight="bold" officeooo:rsid="0054365e" style:font-weight-asian="bold" style:font-weight-complex="bold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size="15pt" officeooo:rsid="004ae0b8" style:font-size-asian="15pt" style:font-size-complex="15pt"/>
    </style:style>
    <style:style style:name="T34" style:family="text">
      <style:text-properties fo:font-size="15pt" fo:font-style="italic" officeooo:rsid="00509561" style:font-size-asian="15pt" style:font-style-asian="italic" style:font-size-complex="15pt" style:font-style-complex="italic"/>
    </style:style>
    <style:style style:name="T35" style:family="text">
      <style:text-properties officeooo:rsid="004d034e"/>
    </style:style>
    <style:style style:name="T36" style:family="text">
      <style:text-properties officeooo:rsid="004d8f57"/>
    </style:style>
    <style:style style:name="T37" style:family="text">
      <style:text-properties officeooo:rsid="004dcf29"/>
    </style:style>
    <style:style style:name="T38" style:family="text">
      <style:text-properties officeooo:rsid="00531f1e"/>
    </style:style>
    <style:style style:name="T39" style:family="text">
      <style:text-properties officeooo:rsid="0053312f"/>
    </style:style>
    <style:style style:name="T40" style:family="text">
      <style:text-properties officeooo:rsid="0054365e"/>
    </style:style>
    <style:style style:name="T41" style:family="text">
      <style:text-properties style:font-name="FreeSerif"/>
    </style:style>
    <style:style style:name="T42" style:family="text">
      <style:text-properties style:font-name="FreeSerif" fo:font-size="12pt" style:font-size-asian="10.5pt" style:font-size-complex="12pt"/>
    </style:style>
    <style:style style:name="T43" style:family="text">
      <style:text-properties style:font-name="FreeSerif" fo:font-size="12pt" officeooo:rsid="0054365e" style:font-size-asian="10.5pt" style:font-size-complex="12pt"/>
    </style:style>
    <style:style style:name="T44" style:family="text">
      <style:text-properties style:font-name="FreeSerif" fo:font-size="12pt" officeooo:rsid="0055d629" style:font-size-asian="10.5pt" style:font-size-complex="12pt"/>
    </style:style>
    <style:style style:name="T45" style:family="text">
      <style:text-properties style:font-name="FreeSerif" fo:font-size="12pt" officeooo:rsid="0054365e" style:font-name-asian="Noto Sans Mono CJK SC" style:font-size-asian="10.5pt" style:font-name-complex="Liberation Mono" style:font-size-complex="12pt"/>
    </style:style>
    <style:style style:name="T46" style:family="text">
      <style:text-properties style:font-name="FreeSerif" fo:font-size="12pt" officeooo:rsid="0055d629" style:font-name-asian="Noto Sans Mono CJK SC" style:font-size-asian="10.5pt" style:font-name-complex="Liberation Mono" style:font-size-complex="12pt"/>
    </style:style>
    <style:style style:name="T47" style:family="text">
      <style:text-properties style:font-name="FreeSerif" fo:font-size="12pt" fo:font-weight="bold" officeooo:rsid="0055d629" style:font-size-asian="10.5pt" style:font-weight-asian="bold" style:font-size-complex="12pt" style:font-weight-complex="bold"/>
    </style:style>
    <style:style style:name="T48" style:family="text">
      <style:text-properties style:font-name="FreeSerif" fo:font-size="12pt" officeooo:rsid="006afef9" style:font-size-asian="12pt" style:font-size-complex="12pt"/>
    </style:style>
    <style:style style:name="T49" style:family="text">
      <style:text-properties style:font-name="FreeSerif" officeooo:rsid="005db871"/>
    </style:style>
    <style:style style:name="T50" style:family="text">
      <style:text-properties style:font-name="FreeSerif" style:font-name-asian="Noto Sans Mono CJK SC" style:font-name-complex="Liberation Mono"/>
    </style:style>
    <style:style style:name="T51" style:family="text">
      <style:text-properties style:font-name="FreeSerif" officeooo:rsid="005db871" style:font-name-asian="Noto Sans Mono CJK SC" style:font-name-complex="Liberation Mono"/>
    </style:style>
    <style:style style:name="T52" style:family="text">
      <style:text-properties style:font-name="FreeSerif" officeooo:rsid="005e58e5" style:font-name-asian="Noto Sans Mono CJK SC" style:font-name-complex="Liberation Mono"/>
    </style:style>
    <style:style style:name="T53" style:family="text">
      <style:text-properties style:font-name="FreeSerif" officeooo:rsid="005fd91d" style:font-name-asian="Noto Sans Mono CJK SC" style:font-name-complex="Liberation Mono"/>
    </style:style>
    <style:style style:name="T54" style:family="text">
      <style:text-properties style:font-name="FreeSerif" officeooo:rsid="00605afb" style:font-name-asian="Noto Sans Mono CJK SC" style:font-name-complex="Liberation Mono"/>
    </style:style>
    <style:style style:name="T55" style:family="text">
      <style:text-properties style:font-name="FreeSerif" officeooo:rsid="00618fb3" style:font-name-asian="Noto Sans Mono CJK SC" style:font-name-complex="Liberation Mono"/>
    </style:style>
    <style:style style:name="T56" style:family="text">
      <style:text-properties style:font-name="FreeSerif" officeooo:rsid="00665bbc" style:font-name-asian="Noto Sans Mono CJK SC" style:font-name-complex="Liberation Mono"/>
    </style:style>
    <style:style style:name="T57" style:family="text">
      <style:text-properties style:font-name="FreeSerif" officeooo:rsid="0067520b" style:font-name-asian="Noto Sans Mono CJK SC" style:font-name-complex="Liberation Mono"/>
    </style:style>
    <style:style style:name="T58" style:family="text">
      <style:text-properties style:font-name="FreeSerif" officeooo:rsid="00684396" style:font-name-asian="Noto Sans Mono CJK SC" style:font-name-complex="Liberation Mono"/>
    </style:style>
    <style:style style:name="T59" style:family="text">
      <style:text-properties style:font-name="FreeSerif" officeooo:rsid="006afef9" style:font-name-asian="Noto Sans Mono CJK SC" style:font-name-complex="Liberation Mono"/>
    </style:style>
    <style:style style:name="T60" style:family="text">
      <style:text-properties style:font-name="FreeSerif" officeooo:rsid="006c08f7" style:font-name-asian="Noto Sans Mono CJK SC" style:font-name-complex="Liberation Mono"/>
    </style:style>
    <style:style style:name="T61" style:family="text">
      <style:text-properties style:font-name="FreeSerif" fo:font-weight="bold" officeooo:rsid="005db871" style:font-weight-asian="bold" style:font-weight-complex="bold"/>
    </style:style>
    <style:style style:name="T62" style:family="text">
      <style:text-properties style:font-name="FreeSerif" fo:font-weight="bold" officeooo:rsid="005db871" style:font-name-asian="Noto Sans Mono CJK SC" style:font-weight-asian="bold" style:font-name-complex="Liberation Mono" style:font-weight-complex="bold"/>
    </style:style>
    <style:style style:name="T63" style:family="text">
      <style:text-properties style:font-name="FreeSerif" fo:font-weight="bold" officeooo:rsid="005fd91d" style:font-name-asian="Noto Sans Mono CJK SC" style:font-weight-asian="bold" style:font-name-complex="Liberation Mono" style:font-weight-complex="bold"/>
    </style:style>
    <style:style style:name="T64" style:family="text">
      <style:text-properties style:font-name="FreeSerif" fo:font-weight="bold" officeooo:rsid="00605afb" style:font-name-asian="Noto Sans Mono CJK SC" style:font-weight-asian="bold" style:font-name-complex="Liberation Mono" style:font-weight-complex="bold"/>
    </style:style>
    <style:style style:name="T65" style:family="text">
      <style:text-properties style:font-name="FreeSerif" fo:font-weight="bold" officeooo:rsid="00618fb3" style:font-name-asian="Noto Sans Mono CJK SC" style:font-weight-asian="bold" style:font-name-complex="Liberation Mono" style:font-weight-complex="bold"/>
    </style:style>
    <style:style style:name="T66" style:family="text">
      <style:text-properties style:font-name="FreeSerif" fo:font-weight="bold" officeooo:rsid="00629b9d" style:font-name-asian="Noto Sans Mono CJK SC" style:font-weight-asian="bold" style:font-name-complex="Liberation Mono" style:font-weight-complex="bold"/>
    </style:style>
    <style:style style:name="T67" style:family="text">
      <style:text-properties style:font-name="FreeSerif" officeooo:rsid="00618fb3"/>
    </style:style>
    <style:style style:name="T68" style:family="text">
      <style:text-properties style:font-name="FreeSerif" fo:font-weight="normal" officeooo:rsid="00618fb3" style:font-name-asian="Noto Sans Mono CJK SC" style:font-weight-asian="normal" style:font-name-complex="Liberation Mono" style:font-weight-complex="normal"/>
    </style:style>
    <style:style style:name="T69" style:family="text">
      <style:text-properties style:font-name="FreeSerif" officeooo:rsid="0065873d"/>
    </style:style>
    <style:style style:name="T70" style:family="text">
      <style:text-properties style:font-name="FreeSerif" officeooo:rsid="00665bbc"/>
    </style:style>
    <style:style style:name="T71" style:family="text">
      <style:text-properties style:font-name="FreeSerif" officeooo:rsid="0067520b"/>
    </style:style>
    <style:style style:name="T72" style:family="text">
      <style:text-properties style:font-name="FreeSerif" officeooo:rsid="00684396"/>
    </style:style>
    <style:style style:name="T73" style:family="text">
      <style:text-properties style:font-name="FreeSerif" officeooo:rsid="006afef9"/>
    </style:style>
    <style:style style:name="T74" style:family="text">
      <style:text-properties style:font-name="FreeSerif" fo:font-size="10pt" officeooo:rsid="006afef9" style:font-size-asian="10pt" style:font-size-complex="10pt"/>
    </style:style>
    <style:style style:name="T75" style:family="text">
      <style:text-properties style:font-name="FreeSerif" officeooo:rsid="006c08f7"/>
    </style:style>
    <style:style style:name="T76" style:family="text">
      <style:text-properties style:font-name="Liberation Mono" fo:font-size="10pt" officeooo:rsid="0055d629" style:font-size-asian="10pt" style:font-size-complex="10pt"/>
    </style:style>
    <style:style style:name="T77" style:family="text">
      <style:text-properties style:font-name="Liberation Mono" fo:font-size="10pt" officeooo:rsid="00574dfc" style:font-size-asian="10pt" style:font-size-complex="10pt"/>
    </style:style>
    <style:style style:name="T78" style:family="text">
      <style:text-properties style:font-name="Liberation Mono" fo:font-size="10pt" officeooo:rsid="006afef9" style:font-size-asian="10pt" style:font-size-complex="10pt"/>
    </style:style>
    <style:style style:name="T79" style:family="text">
      <style:text-properties style:font-name="Liberation Mono" fo:font-size="10pt" officeooo:rsid="005fd91d" style:font-name-asian="Noto Sans Mono CJK SC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618fb3" style:font-name-asian="Noto Sans Mono CJK SC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67520b" style:font-name-asian="Noto Sans Mono CJK SC" style:font-size-asian="10pt" style:font-name-complex="Liberation Mono" style:font-size-complex="10pt"/>
    </style:style>
    <style:style style:name="T82" style:family="text">
      <style:text-properties style:font-name="Liberation Mono" officeooo:rsid="006afef9"/>
    </style:style>
    <style:style style:name="T83" style:family="text">
      <style:text-properties style:font-name="Liberation Sans" fo:font-size="15pt" officeooo:rsid="0055d629" style:font-size-asian="15pt" style:font-size-complex="15pt"/>
    </style:style>
    <style:style style:name="T84" style:family="text">
      <style:text-properties style:font-name="Liberation Sans" fo:font-size="15pt" officeooo:rsid="004ae0b8" style:font-size-asian="15pt" style:font-size-complex="15pt"/>
    </style:style>
    <style:style style:name="T85" style:family="text">
      <style:text-properties style:font-name="Liberation Sans" fo:font-size="15pt" officeooo:rsid="0065873d" style:font-size-asian="15pt" style:font-size-complex="15pt"/>
    </style:style>
    <style:style style:name="T86" style:family="text">
      <style:text-properties style:font-name="Liberation Sans" fo:font-size="15pt" fo:font-style="italic" officeooo:rsid="0058a0c5" style:font-size-asian="15pt" style:font-style-asian="italic" style:font-size-complex="15pt" style:font-style-complex="italic"/>
    </style:style>
    <style:style style:name="T87" style:family="text">
      <style:text-properties style:font-name="Liberation Sans" fo:font-size="15pt" fo:font-style="italic" officeooo:rsid="0065873d" style:font-size-asian="15pt" style:font-style-asian="italic" style:font-size-complex="15pt" style:font-style-complex="italic"/>
    </style:style>
    <style:style style:name="T88" style:family="text">
      <style:text-properties style:font-name="Liberation Sans" fo:font-size="15pt" fo:font-style="italic" officeooo:rsid="006afef9" style:font-size-asian="15pt" style:font-style-asian="italic" style:font-size-complex="15pt" style:font-style-complex="italic"/>
    </style:style>
    <style:style style:name="T89" style:family="text">
      <style:text-properties style:font-name="Liberation Sans" fo:font-size="15pt" fo:font-style="normal" officeooo:rsid="006afef9" style:font-size-asian="15pt" style:font-style-asian="normal" style:font-size-complex="15pt" style:font-style-complex="normal"/>
    </style:style>
    <style:style style:name="T90" style:family="text">
      <style:text-properties officeooo:rsid="006752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Exame</text:span><text:span text:style-name="T1"> – </text:span><text:span text:style-name="T3">Padrões de Desenvolvimento</text:span></text:p>
      <text:p text:style-name="P6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h text:style-name="P8" text:outline-level="1">Diferenças básicas entre Ruby on Rails e PHP</text:h>
      <text:p text:style-name="P18"/>
      <text:p text:style-name="P4"><text:span text:style-name="T13"><text:tab/>O </text:span><text:span text:style-name="T20">Ruby on Rails</text:span><text:span text:style-name="T13"> é um </text:span><text:span text:style-name="T4">framework</text:span><text:span text:style-name="T13"> baseado na arquitetura </text:span><text:span text:style-name="T20">model-view-controller</text:span><text:span text:style-name="T13"> (MVC) programado na linguagem de programação </text:span><text:span text:style-name="T14">interpretada</text:span><text:span text:style-name="T13"> </text:span><text:span text:style-name="T20">Ruby</text:span><text:span text:style-name="T13">, apresentado famosamente na palestra </text:span><text:span text:style-name="T5">How to Build a Blog in</text:span><text:span text:style-name="T4"> 15 Minute</text:span><text:span text:style-name="T5">s</text:span><text:span text:style-name="T4"> </text:span><text:span text:style-name="T5">with Ruby on Rails</text:span><text:span text:style-name="T13">, ministrada pelo seu criador, David Heinemeier Hansson </text:span><text:span text:style-name="T14">em 2005</text:span><text:span text:style-name="T13">. Já a </text:span><text:span text:style-name="T20">PHP</text:span><text:span text:style-name="T13"> (</text:span><text:span text:style-name="T15">PHP: Hypertext Preprocessor, originalmente </text:span><text:span text:style-name="T13">Personal Home </text:span><text:span text:style-name="T15">P</text:span><text:span text:style-name="T13">age) é uma </text:span><text:span text:style-name="T4">linguagem de programação</text:span><text:span text:style-name="T13"> nascida em </text:span><text:span text:style-name="T16">1995 </text:span><text:span text:style-name="T17">e criada por Rasmus Lerdorf para ser utilizada</text:span><text:span text:style-name="T13"> como uma </text:span><text:span text:style-name="T4">template engine</text:span><text:span text:style-name="T13">, um motor que geraria templates HTML dinamicamente a partir de tags PHP específicas, tornando-se uma linguagem de programação interpretada muito utilizada no âmbito </text:span><text:span text:style-name="T4">back end</text:span><text:span text:style-name="T13"> para a geração de páginas web, em stacks notórias como a </text:span><text:span text:style-name="T20">LAMP</text:span><text:span text:style-name="T13"> (Linux, Apache, MySQL, PHP). </text:span></text:p>
      <text:p text:style-name="P4"><text:span text:style-name="T13"><text:tab/></text:span><text:span text:style-name="T17">Ambos Rails e PHP são amplamente utilizados no desenvolvimento web, entretanto, são significativamente diferentes. O Rails é um </text:span><text:span text:style-name="T6">framework</text:span><text:span text:style-name="T17">, o que significa que ele é um </text:span><text:span text:style-name="T22">ecossistema de ferramentas, templates e padrões de desenvolvimento</text:span><text:span text:style-name="T17">–pouco configuráveis, uma vez que um dos motes do framework é </text:span><text:span text:style-name="T6">convenção sobre configuração</text:span><text:span text:style-name="T17">–que permitem a criação extremamente rápida de conteúdo web <text:s/>arquitetado nos padrões MVC </text:span><text:span text:style-name="T6">a partir</text:span><text:span text:style-name="T17"> da linguagem de programação Ruby. Já </text:span><text:span text:style-name="T18">a PHP é </text:span><text:span text:style-name="T21">uma linguagem de programação de propósito geral</text:span><text:span text:style-name="T18">, embora seja voltada à programação de sistemas web, que podem ou não seguir os padrões MVC, e que </text:span><text:span text:style-name="T19">por sua vez</text:span><text:span text:style-name="T18"> </text:span><text:span text:style-name="T7">possui</text:span><text:span text:style-name="T8"> frameworks </text:span><text:span text:style-name="T7">baseados nela</text:span><text:span text:style-name="T19">,</text:span><text:span text:style-name="T18"> como </text:span><text:span text:style-name="T21">Symfony</text:span><text:span text:style-name="T18"> e </text:span><text:span text:style-name="T21">Laravel</text:span><text:span text:style-name="T18">.</text:span></text:p>
      <text:p text:style-name="P19"/>
      <text:h text:style-name="Heading_20_1" text:outline-level="1"><text:span text:style-name="T32">Diferenças </text:span><text:span text:style-name="T33">entre as arquiteturas do Rails e do Laravel</text:span></text:h>
      <text:p text:style-name="P5"/>
      <text:p text:style-name="P23"><text:tab/><text:span text:style-name="T23">O framework Laravel, baseado na PHP, é um framework que pode se tornar um sistema de aplicações web avançado, uma vez que é composto de uma template engine para a criação de layouts eficiente e relativamente leve </text:span><text:span text:style-name="T24">e</text:span><text:span text:style-name="T23"> possui uma arquitetura MVC </text:span><text:span text:style-name="T25">configurável</text:span><text:span text:style-name="T23"> e com </text:span><text:span text:style-name="T25">diversos built-ins</text:span><text:span text:style-name="T23"> voltados a segurança </text:span><text:span text:style-name="T24">e a</text:span><text:span text:style-name="T23"> capacidade de executar múltiplos testes unitários, além de contar com diversas bibliotecas padrão que garantem uma </text:span><text:span text:style-name="T25">maior modularidade</text:span><text:span text:style-name="T23"> e </text:span><text:span text:style-name="T24">permitem um grau maior de </text:span><text:span text:style-name="T26">escalabilidade</text:span><text:span text:style-name="T23">.</text:span></text:p>
      <text:p text:style-name="P21"><text:tab/><text:span text:style-name="T35">Já o framework Ruby on Rails, baseado na Ruby, é um framework focado na </text:span><text:span text:style-name="T27">criação rápida e eficiente</text:span><text:span text:style-name="T35"> de serviços web a partir de </text:span><text:span text:style-name="T27">convenções</text:span><text:span text:style-name="T35">, composto por uma arquitetura MVC </text:span><text:span text:style-name="T27">pouco configurável</text:span><text:span text:style-name="T35">, padrões enxutos e um grande potencial de </text:span><text:span text:style-name="T27">metaprogramação</text:span><text:span text:style-name="T35"> que auxilia na dinamicidade e coesão do desenvolvimento, além de contar com extras como um coletor de lixo simbólico, argumentos para </text:span><text:span text:style-name="T9">keywords</text:span><text:span text:style-name="T35">, </text:span><text:span text:style-name="T9">turbolinks</text:span><text:span text:style-name="T35"> para o carregamento mais veloz de conteúdo nas páginas e facilidade na renderização de </text:span><text:span text:style-name="T9">views</text:span><text:span text:style-name="T35">. </text:span><text:span text:style-name="T36">Os métodos de desenvolvimento e convenções</text:span></text:p>
      <text:p text:style-name="P22"><text:span text:style-name="T36">propostas pelo Ruby on Rails fazem com que haja uma certa </text:span><text:span text:style-name="T28">dificuldade na configuração</text:span><text:span text:style-name="T36"> do framework para atender a determinadas demandas como a</text:span><text:span text:style-name="T37">s que</text:span><text:span text:style-name="T36"> </text:span><text:span text:style-name="T37">necessitam de maior</text:span><text:span text:style-name="T36"> escalabilidade, </text:span><text:span text:style-name="T10">polêmica tornada notória por engenheiros do Twitter</text:span><text:span text:style-name="T36">.</text:span></text:p>
      <text:p text:style-name="P5"/>
      <text:h text:style-name="P9" text:outline-level="1"><text:span text:style-name="T32">Diferenças </text:span><text:span text:style-name="T33">entre as </text:span><text:span text:style-name="T34">models</text:span><text:span text:style-name="T33"> do Rails e do Laravel</text:span></text:h>
      <text:p text:style-name="P5"/>
      <text:p text:style-name="P20"><text:tab/><text:span text:style-name="T38">A camada model, no contexto do Ruby on Rails, é operada </text:span><text:span text:style-name="T29">a partir do módulo ActiveRecord</text:span><text:span text:style-name="T38">, que é projetado para lidar com todas as operações com bancos de dados da aplicação, como estabelecer a conexão com o servidor do banco de dados, retornar dados a partir de tabelas e armazená-los nas mesmas. </text:span><text:span text:style-name="T39">Ele inclui </text:span><text:span text:style-name="T30">drivers</text:span><text:span text:style-name="T39"> para diversos bancos de dados, que têm suas tabelas abstraídas de modo que a implementação específica das </text:span><text:span text:style-name="T11">queries</text:span><text:span text:style-name="T39"> é independente do código do framework. </text:span><text:span text:style-name="T40">O </text:span><text:span text:style-name="T12">schema</text:span><text:span text:style-name="T40"> do banco é mapeado para estruturas de </text:span><text:span text:style-name="T31">objetos</text:span><text:span text:style-name="T40"> e </text:span><text:span text:style-name="T31">atributos</text:span><text:span text:style-name="T40"> Ruby, com inferências de nomes. Sendo assim, é possível criar até mesmo relações entre tabelas:</text:span></text:p>
      <text:p text:style-name="P20"/>
      <text:p text:style-name="P13"><text:span text:style-name="Source_20_Text">class Story &lt; ActiveRecord::Base</text:span></text:p>
      <text:p text:style-name="P14"><text:span text:style-name="Source_20_Text"><text:s text:c="2"/>has_and_belongs_to_many :topics</text:span></text:p>
      <text:p text:style-name="P14"><text:span text:style-name="Source_20_Text">end</text:span></text:p>
      <text:p text:style-name="P14"><text:span text:style-name="Source_20_Text">class Topic &lt; ActiveRecord::Base</text:span></text:p>
      <text:p text:style-name="P14"><text:span text:style-name="Source_20_Text"><text:s text:c="2"/>has_and_belongs_to_many :stories</text:span></text:p>
      <text:p text:style-name="P14"><text:span text:style-name="Source_20_Text">end</text:span></text:p>
      <text:p text:style-name="P14"><text:span text:style-name="Source_20_Text"><text:span text:style-name="T42"/></text:span></text:p>
      <text:p text:style-name="P15"><text:span text:style-name="Source_20_Text"><text:span text:style-name="T42"><text:tab/></text:span></text:span><text:span text:style-name="Source_20_Text"><text:span text:style-name="T43">No contexto do Laravel, a camada model </text:span></text:span><text:span text:style-name="Source_20_Text"><text:span text:style-name="T45">é</text:span></text:span><text:span text:style-name="Source_20_Text"><text:span text:style-name="T43"> </text:span></text:span><text:span text:style-name="Source_20_Text"><text:span text:style-name="T44">usualmente representada por uma </text:span></text:span><text:span text:style-name="Source_20_Text"><text:span text:style-name="T47">classe</text:span></text:span><text:span text:style-name="Source_20_Text"><text:span text:style-name="T44"> com propriedades que mapeiam para a estrutura de uma tabela em um banco de dados. Para isto, a classe deve importar e estender o m</text:span></text:span><text:span text:style-name="Source_20_Text"><text:span text:style-name="T46">ó</text:span></text:span><text:span text:style-name="Source_20_Text"><text:span text:style-name="T44">dulo </text:span></text:span><text:span text:style-name="Source_20_Text"><text:span text:style-name="T47">Model</text:span></text:span><text:span text:style-name="Source_20_Text"><text:span text:style-name="T44"> do </text:span></text:span><text:span text:style-name="Source_20_Text"><text:span text:style-name="T47">Eloquent</text:span></text:span><text:span text:style-name="Source_20_Text"><text:span text:style-name="T44">, um mapeador objeto-relacional (ORM) que faz o mesmo processo de abstraç</text:span></text:span><text:span text:style-name="Source_20_Text"><text:span text:style-name="T46">ã</text:span></text:span><text:span text:style-name="Source_20_Text"><text:span text:style-name="T44">o do banco de dados que o Rails:</text:span></text:span></text:p>
      <text:p text:style-name="P17"/>
      <text:p text:style-name="P14"><text:span text:style-name="Source_20_Text"><text:span text:style-name="T76">&lt;?php</text:span></text:span></text:p>
      <text:p text:style-name="P14"><text:span text:style-name="Source_20_Text"><text:span text:style-name="T76"><text:s/></text:span></text:span></text:p>
      <text:p text:style-name="P14"><text:span text:style-name="Source_20_Text"><text:span text:style-name="T76">namespace App\Models;</text:span></text:span></text:p>
      <text:p text:style-name="P14"><text:span text:style-name="Source_20_Text"><text:span text:style-name="T76"><text:s/></text:span></text:span></text:p>
      <text:p text:style-name="P14"><text:span text:style-name="Source_20_Text"><text:span text:style-name="T76">use Illuminate\Database\Eloquent\Model;</text:span></text:span></text:p>
      <text:p text:style-name="P14"><text:span text:style-name="Source_20_Text"><text:span text:style-name="T76"><text:s/></text:span></text:span></text:p>
      <text:p text:style-name="P14"><text:span text:style-name="Source_20_Text"><text:span text:style-name="T76">class Flight extends Model</text:span></text:span></text:p>
      <text:p text:style-name="P14"><text:span text:style-name="Source_20_Text"><text:span text:style-name="T76">{</text:span></text:span></text:p>
      <text:p text:style-name="P14"><text:span text:style-name="Source_20_Text"><text:span text:style-name="T76"><text:s text:c="4"/></text:span></text:span><text:span text:style-name="Source_20_Text"><text:span text:style-name="T77">@var string</text:span></text:span></text:p>
      <text:p text:style-name="P14"><text:span text:style-name="Source_20_Text"><text:span text:style-name="T76"><text:s text:c="4"/>protected $table = 'my_flights';</text:span></text:span></text:p>
      <text:p text:style-name="P14"><text:span text:style-name="Source_20_Text"><text:span text:style-name="T76"/></text:span></text:p>
      <text:p text:style-name="P16"><text:span text:style-name="Source_20_Text"><text:span text:style-name="T76"><text:s text:c="4"/></text:span></text:span><text:span text:style-name="Source_20_Text"><text:span text:style-name="T77">@var string</text:span></text:span></text:p>
      <text:p text:style-name="P16"><text:span text:style-name="Source_20_Text"><text:span text:style-name="T76"><text:s text:c="4"/>protected $primaryKey = 'flight_id';</text:span></text:span></text:p>
      <text:p text:style-name="P16"><text:span text:style-name="Source_20_Text"><text:span text:style-name="T76"/></text:span></text:p>
      <text:p text:style-name="P16"><text:span text:style-name="Source_20_Text"><text:span text:style-name="T76"><text:s text:c="4"/></text:span></text:span><text:span text:style-name="Source_20_Text"><text:span text:style-name="T77">@var bool</text:span></text:span></text:p>
      <text:p text:style-name="P16"><text:span text:style-name="Source_20_Text"><text:span text:style-name="T76"><text:s text:c="4"/>public $incrementing = false;</text:span></text:span></text:p>
      <text:p text:style-name="P16"><text:span text:style-name="Source_20_Text"><text:span text:style-name="T76"/></text:span></text:p>
      <text:p text:style-name="P16"><text:span text:style-name="Source_20_Text"><text:span text:style-name="T76"><text:s text:c="4"/></text:span></text:span><text:span text:style-name="Source_20_Text"><text:span text:style-name="T77">@var string</text:span></text:span></text:p>
      <text:p text:style-name="P16"><text:span text:style-name="Source_20_Text"><text:span text:style-name="T76"><text:s text:c="4"/>protected $keyType = 'string';</text:span></text:span></text:p>
      <text:p text:style-name="P16"><text:span text:style-name="Source_20_Text"><text:span text:style-name="T76"><text:s text:c="4"/></text:span></text:span></text:p>
      <text:p text:style-name="P14"><text:span text:style-name="Source_20_Text"><text:span text:style-name="T76">}</text:span></text:span></text:p>
      <text:p text:style-name="P14"><text:span text:style-name="Source_20_Text"><text:span text:style-name="T44"/></text:span></text:p>
      <text:h text:style-name="P10" text:outline-level="1"><text:span text:style-name="Source_20_Text"><text:span text:style-name="T83">Diferenças </text:span></text:span><text:span text:style-name="Source_20_Text"><text:span text:style-name="T84">entre as </text:span></text:span><text:span text:style-name="Source_20_Text"><text:span text:style-name="T86">views</text:span></text:span><text:span text:style-name="Source_20_Text"><text:span text:style-name="T84"> do Rails e do Laravel</text:span></text:span></text:h>
      <text:p text:style-name="Standard"><text:span text:style-name="Source_20_Text"><text:span text:style-name="T23"/></text:span></text:p>
      <text:p text:style-name="P23"><text:span text:style-name="Source_20_Text"><text:span text:style-name="T23"><text:tab/>A </text:span></text:span><text:span text:style-name="Source_20_Text"><text:span text:style-name="T67">camada</text:span></text:span><text:span text:style-name="Source_20_Text"><text:span text:style-name="T23"> view, no contexto do Ruby on Rails, </text:span></text:span><text:span text:style-name="Source_20_Text"><text:span text:style-name="T50">é</text:span></text:span><text:span text:style-name="Source_20_Text"><text:span text:style-name="T49"> manipulada pelo m</text:span></text:span><text:span text:style-name="Source_20_Text"><text:span text:style-name="T51">ó</text:span></text:span><text:span text:style-name="Source_20_Text"><text:span text:style-name="T49">dulo </text:span></text:span><text:span text:style-name="Source_20_Text"><text:span text:style-name="T61">ActionView</text:span></text:span><text:span text:style-name="Source_20_Text"><text:span text:style-name="T49">. O c</text:span></text:span><text:span text:style-name="Source_20_Text"><text:span text:style-name="T51">ó</text:span></text:span><text:span text:style-name="Source_20_Text"><text:span text:style-name="T49">digo das views consiste em </text:span></text:span><text:span text:style-name="Source_20_Text"><text:span text:style-name="T61">templates HTML</text:span></text:span><text:span text:style-name="Source_20_Text"><text:span text:style-name="T49"> com c</text:span></text:span><text:span text:style-name="Source_20_Text"><text:span text:style-name="T51">ódigo Ruby embutido, o chamado </text:span></text:span><text:span text:style-name="Source_20_Text"><text:span text:style-name="T62">embedded Ruby</text:span></text:span><text:span text:style-name="Source_20_Text"><text:span text:style-name="T51"> </text:span></text:span><text:span text:style-name="Source_20_Text"><text:span text:style-name="T55">(</text:span></text:span><text:span text:style-name="Source_20_Text"><text:span text:style-name="T52">E</text:span></text:span><text:span text:style-name="Source_20_Text"><text:span text:style-name="T53">R</text:span></text:span><text:span text:style-name="Source_20_Text"><text:span text:style-name="T52">b</text:span></text:span><text:span text:style-name="Source_20_Text"><text:span text:style-name="T51">). </text:span></text:span><text:span text:style-name="Source_20_Text"><text:span text:style-name="T53">O ERb permite que código do lado do servidor seja embutido no código HTML por meio de tags especiais: </text:span></text:span><text:span text:style-name="Source_20_Text"><text:span text:style-name="T79">&lt;%= %&gt;</text:span></text:span><text:span text:style-name="Source_20_Text"><text:span text:style-name="T53">, que são utilizadas para </text:span></text:span><text:span text:style-name="Source_20_Text"><text:span text:style-name="T63">saídas</text:span></text:span><text:span text:style-name="Source_20_Text"><text:span text:style-name="T53"> comuns de expressões Ruby, e </text:span></text:span><text:span text:style-name="Source_20_Text"><text:span text:style-name="T79">&lt;% %&gt;</text:span></text:span><text:span text:style-name="Source_20_Text"><text:span text:style-name="T53">, que são </text:span></text:span><text:span text:style-name="Source_20_Text"><text:span text:style-name="T63">puramente para execução</text:span></text:span><text:span text:style-name="Source_20_Text"><text:span text:style-name="T53">—sua saída não surte efeito nas exibições do browser. </text:span></text:span><text:span text:style-name="Source_20_Text"><text:span text:style-name="T54">O módulo ActionView cuida completamente da manipulação das views, sendo a programação necessária </text:span></text:span><text:span text:style-name="Source_20_Text"><text:span text:style-name="T64">somente nos templates</text:span></text:span><text:span text:style-name="Source_20_Text"><text:span text:style-name="T54">.</text:span></text:span></text:p>
      <text:p text:style-name="P23"><text:span text:style-name="Source_20_Text"><text:span text:style-name="T54"><text:tab/></text:span></text:span><text:span text:style-name="Source_20_Text"><text:span text:style-name="T55">No contexto do Laravel, as views utilizam a template engine </text:span></text:span><text:span text:style-name="Source_20_Text"><text:span text:style-name="T65">Blade</text:span></text:span><text:span text:style-name="Source_20_Text"><text:span text:style-name="T55"> para executar código PHP em templates HTML utilizando as interpolações com chaves </text:span></text:span><text:span text:style-name="Source_20_Text"><text:span text:style-name="T80">{{}}</text:span></text:span><text:span text:style-name="Source_20_Text"><text:span text:style-name="T55"> e as tags </text:span></text:span><text:span text:style-name="Source_20_Text"><text:span text:style-name="T80">&lt;?php &gt;</text:span></text:span><text:span text:style-name="Source_20_Text"><text:span text:style-name="T55"> padrões, assim como anotações com o sigilo </text:span></text:span><text:span text:style-name="Source_20_Text"><text:span text:style-name="T80">@</text:span></text:span><text:span text:style-name="Source_20_Text"><text:span text:style-name="T55"> que permitem </text:span></text:span><text:span text:style-name="Source_20_Text"><text:span text:style-name="T65">metaprogramação</text:span></text:span><text:span text:style-name="Source_20_Text"><text:span text:style-name="T68">,</text:span></text:span><text:span text:style-name="Source_20_Text"><text:span text:style-name="T65"> </text:span></text:span><text:span text:style-name="Source_20_Text"><text:span text:style-name="T66">importações </text:span></text:span><text:span text:style-name="Source_20_Text"><text:span text:style-name="T55">e </text:span></text:span><text:span text:style-name="Source_20_Text"><text:span text:style-name="T65">reaproveitamento</text:span></text:span><text:span text:style-name="Source_20_Text"><text:span text:style-name="T55"> de código.</text:span></text:span></text:p>
      <text:p text:style-name="P23"><text:span text:style-name="Source_20_Text"><text:span text:style-name="T55"/></text:span></text:p>
      <text:h text:style-name="P11" text:outline-level="1" text:is-list-header="true"><text:span text:style-name="Source_20_Text"><text:span text:style-name="T83">Diferenças </text:span></text:span><text:span text:style-name="Source_20_Text"><text:span text:style-name="T84">entre </text:span></text:span><text:span text:style-name="Source_20_Text"><text:span text:style-name="T85">os</text:span></text:span><text:span text:style-name="Source_20_Text"><text:span text:style-name="T84"> </text:span></text:span><text:span text:style-name="Source_20_Text"><text:span text:style-name="T87">controllers</text:span></text:span><text:span text:style-name="Source_20_Text"><text:span text:style-name="T84"> do Rails e do Laravel</text:span></text:span></text:h>
      <text:p text:style-name="P23"><text:span text:style-name="Source_20_Text"><text:span text:style-name="T23"/></text:span></text:p>
      <text:p text:style-name="P23"><text:span text:style-name="Source_20_Text"><text:span text:style-name="T23"><text:tab/></text:span></text:span><text:span text:style-name="Source_20_Text"><text:span text:style-name="T69">Os controller</text:span></text:span><text:span text:style-name="Source_20_Text"><text:span text:style-name="T70">s do Ruby on Rails s</text:span></text:span><text:span text:style-name="Source_20_Text"><text:span text:style-name="T56">ã</text:span></text:span><text:span text:style-name="Source_20_Text"><text:span text:style-name="T70">o operados pelo m</text:span></text:span><text:span text:style-name="Source_20_Text"><text:span text:style-name="T56">ó</text:span></text:span><text:span text:style-name="Source_20_Text"><text:span text:style-name="T70">dulo ActionController, que </text:span></text:span><text:span text:style-name="Source_20_Text"><text:span text:style-name="T56">é</text:span></text:span><text:span text:style-name="Source_20_Text"><text:span text:style-name="T70"> respons</text:span></text:span><text:span text:style-name="Source_20_Text"><text:span text:style-name="T56">á</text:span></text:span><text:span text:style-name="Source_20_Text"><text:span text:style-name="T70">vel por gerir as regras de neg</text:span></text:span><text:span text:style-name="Source_20_Text"><text:span text:style-name="T56">ó</text:span></text:span><text:span text:style-name="Source_20_Text"><text:span text:style-name="T70">cio da aplicaç</text:span></text:span><text:span text:style-name="Source_20_Text"><text:span text:style-name="T56">ã</text:span></text:span><text:span text:style-name="Source_20_Text"><text:span text:style-name="T70">o, agindo como uma junta entre a camada de models e a camada de views. </text:span></text:span><text:span text:style-name="Source_20_Text"><text:span text:style-name="T71">Toda aplicaç</text:span></text:span><text:span text:style-name="Source_20_Text"><text:span text:style-name="T57">ão Rails é gerada com um ApplicationController, que herda do ActionController base, e pode possuir diversos outros controllers para as diferentes regras de negócio.</text:span></text:span></text:p>
      <text:p text:style-name="P23"><text:span text:style-name="Source_20_Text"><text:span text:style-name="T57"/></text:span></text:p>
      <text:p text:style-name="P14"><text:span text:style-name="Source_20_Text"><text:span text:style-name="T90">class StoriesController &lt; ApplicationController</text:span></text:span></text:p>
      <text:p text:style-name="Preformatted_20_Text"><text:span text:style-name="Source_20_Text"><text:s text:c="2"/>def index</text:span></text:p>
      <text:p text:style-name="Preformatted_20_Text"><text:span text:style-name="Source_20_Text"><text:s text:c="2"/>end</text:span></text:p>
      <text:p text:style-name="Preformatted_20_Text"/>
      <text:p text:style-name="Preformatted_20_Text"><text:span text:style-name="Source_20_Text"><text:s text:c="2"/>def show</text:span></text:p>
      <text:p text:style-name="Preformatted_20_Text"><text:span text:style-name="Source_20_Text"><text:s text:c="2"/>end</text:span></text:p>
      <text:p text:style-name="Preformatted_20_Text"><text:span text:style-name="Source_20_Text">end</text:span></text:p>
      <text:p text:style-name="Standard"><text:span text:style-name="Source_20_Text"><text:span text:style-name="T23"/></text:span></text:p>
      <text:p text:style-name="P25"><text:span text:style-name="Source_20_Text"><text:span text:style-name="T23"><text:tab/></text:span></text:span><text:span text:style-name="Source_20_Text"><text:span text:style-name="T71">J</text:span></text:span><text:span text:style-name="Source_20_Text"><text:span text:style-name="T57">á</text:span></text:span><text:span text:style-name="Source_20_Text"><text:span text:style-name="T71"> no Laravel, a camada de controllers </text:span></text:span><text:span text:style-name="Source_20_Text"><text:span text:style-name="T58">é</text:span></text:span><text:span text:style-name="Source_20_Text"><text:span text:style-name="T72"> definida em classes espec</text:span></text:span><text:span text:style-name="Source_20_Text"><text:span text:style-name="T58">í</text:span></text:span><text:span text:style-name="Source_20_Text"><text:span text:style-name="T72">ficas que lidam com as diferentes regras de neg</text:span></text:span><text:span text:style-name="Source_20_Text"><text:span text:style-name="T58">ó</text:span></text:span><text:span text:style-name="Source_20_Text"><text:span text:style-name="T72">cio, em arquivos com c</text:span></text:span><text:span text:style-name="Source_20_Text"><text:span text:style-name="T58">ó</text:span></text:span><text:span text:style-name="Source_20_Text"><text:span text:style-name="T72">digo PHP comum.</text:span></text:span></text:p>
      <text:p text:style-name="P25"><text:span text:style-name="Source_20_Text"><text:s text:c="17"/></text:span></text:p>
      <text:p text:style-name="P23"><text:span text:style-name="Source_20_Text"><text:span text:style-name="T81">&lt;?php</text:span></text:span></text:p>
      <text:p text:style-name="P23"><text:span text:style-name="Source_20_Text"><text:span text:style-name="T81"><text:s/></text:span></text:span></text:p>
      <text:p text:style-name="P23"><text:span text:style-name="Source_20_Text"><text:span text:style-name="T81">namespace App\Http\Controllers;</text:span></text:span></text:p>
      <text:p text:style-name="P23"><text:span text:style-name="Source_20_Text"><text:span text:style-name="T81"><text:s/></text:span></text:span></text:p>
      <text:p text:style-name="P23"><text:span text:style-name="Source_20_Text"><text:span text:style-name="T81">use App\Models\User;</text:span></text:span></text:p>
      <text:p text:style-name="P23"><text:span text:style-name="Source_20_Text"><text:span text:style-name="T81"><text:s/></text:span></text:span></text:p>
      <text:p text:style-name="P23"><text:span text:style-name="Source_20_Text"><text:span text:style-name="T81">class UserController extends Controller</text:span></text:span></text:p>
      <text:p text:style-name="P23"><text:span text:style-name="Source_20_Text"><text:span text:style-name="T81">{</text:span></text:span></text:p>
      <text:p text:style-name="P23"><text:span text:style-name="Source_20_Text"><text:span text:style-name="T81"><text:s text:c="4"/>@param <text:s/>int <text:s/>$id</text:span></text:span></text:p>
      <text:p text:style-name="P24"><text:span text:style-name="Source_20_Text"><text:span text:style-name="T81"><text:s text:c="4"/></text:span></text:span></text:p>
      <text:p text:style-name="P24"><text:span text:style-name="Source_20_Text"><text:span text:style-name="T81"><text:s text:c="4"/>@return \Illuminate\View\View</text:span></text:span></text:p>
      <text:p text:style-name="P23"><text:span text:style-name="Source_20_Text"><text:span text:style-name="T81"><text:s text:c="4"/>public function show($id)</text:span></text:span></text:p>
      <text:p text:style-name="P23"><text:span text:style-name="Source_20_Text"><text:span text:style-name="T81"><text:s text:c="4"/>{</text:span></text:span></text:p>
      <text:p text:style-name="P23"><text:span text:style-name="Source_20_Text"><text:span text:style-name="T81"><text:s text:c="8"/>return view('user.profile', [</text:span></text:span></text:p>
      <text:p text:style-name="P23"><text:span text:style-name="Source_20_Text"><text:span text:style-name="T81"><text:s text:c="12"/>'user' =&gt; User::findOrFail($id)</text:span></text:span></text:p>
      <text:p text:style-name="P23"><text:span text:style-name="Source_20_Text"><text:span text:style-name="T81"><text:s text:c="8"/>]);</text:span></text:span></text:p>
      <text:p text:style-name="P23"><text:span text:style-name="Source_20_Text"><text:span text:style-name="T81"><text:s text:c="4"/>}</text:span></text:span></text:p>
      <text:p text:style-name="P23"><text:span text:style-name="Source_20_Text"><text:span text:style-name="T81">}</text:span></text:span></text:p>
      <text:p text:style-name="P23"><text:span text:style-name="Source_20_Text"><text:span text:style-name="T81"/></text:span></text:p>
      <text:h text:style-name="P12" text:outline-level="1" text:is-list-header="true"><text:span text:style-name="Source_20_Text"><text:span text:style-name="T83">Diferenças </text:span></text:span><text:span text:style-name="Source_20_Text"><text:span text:style-name="T84">entre </text:span></text:span><text:span text:style-name="Source_20_Text"><text:span text:style-name="T85">o</text:span></text:span><text:span text:style-name="Source_20_Text"><text:span text:style-name="T84"> </text:span></text:span><text:span text:style-name="Source_20_Text"><text:span text:style-name="T88">deployment</text:span></text:span><text:span text:style-name="Source_20_Text"><text:span text:style-name="T89"> de apps</text:span></text:span><text:span text:style-name="Source_20_Text"><text:span text:style-name="T84"> Rails e Laravel</text:span></text:span></text:h>
      <text:p text:style-name="Standard"><text:span text:style-name="Source_20_Text"><text:span text:style-name="T23"/></text:span></text:p>
      <text:p text:style-name="Standard"><text:span text:style-name="Source_20_Text"><text:span text:style-name="T23"><text:tab/></text:span></text:span><text:span text:style-name="Source_20_Text"><text:span text:style-name="T73">O deployment de aplicaç</text:span></text:span><text:span text:style-name="Source_20_Text"><text:span text:style-name="T59">õ</text:span></text:span><text:span text:style-name="Source_20_Text"><text:span text:style-name="T73">es desenvolvidas utilizando Ruby on Rails </text:span></text:span><text:span text:style-name="Source_20_Text"><text:span text:style-name="T59">é</text:span></text:span><text:span text:style-name="Source_20_Text"><text:span text:style-name="T73"> relativamente simples, iniciando com o comando </text:span></text:span><text:span text:style-name="Source_20_Text"><text:span text:style-name="T78">rails new &lt;nome do app&gt;</text:span></text:span><text:span text:style-name="Source_20_Text"><text:span text:style-name="T73">, que gera a estrutura de diret</text:span></text:span><text:span text:style-name="Source_20_Text"><text:span text:style-name="T59">ó</text:span></text:span><text:span text:style-name="Source_20_Text"><text:span text:style-name="T73">rios necess</text:span></text:span><text:span text:style-name="Source_20_Text"><text:span text:style-name="T59">á</text:span></text:span><text:span text:style-name="Source_20_Text"><text:span text:style-name="T73">ria para o desenvolvimento da aplicaç</text:span></text:span><text:span text:style-name="Source_20_Text"><text:span text:style-name="T59">ã</text:span></text:span><text:span text:style-name="Source_20_Text"><text:span text:style-name="T73">o. Ap</text:span></text:span><text:span text:style-name="Source_20_Text"><text:span text:style-name="T59">ó</text:span></text:span><text:span text:style-name="Source_20_Text"><text:span text:style-name="T73">s a criaç</text:span></text:span><text:span text:style-name="Source_20_Text"><text:span text:style-name="T59">ã</text:span></text:span><text:span text:style-name="Source_20_Text"><text:span text:style-name="T73">o dos modelos, views, controllers e rotas, assim como a instalaç</text:span></text:span><text:span text:style-name="Source_20_Text"><text:span text:style-name="T59">ã</text:span></text:span><text:span text:style-name="Source_20_Text"><text:span text:style-name="T73">o e atualizaç</text:span></text:span><text:span text:style-name="Source_20_Text"><text:span text:style-name="T59">ã</text:span></text:span><text:span text:style-name="Source_20_Text"><text:span text:style-name="T73">o das </text:span></text:span><text:span text:style-name="Source_20_Text"><text:span text:style-name="T78">gems</text:span></text:span><text:span text:style-name="Source_20_Text"><text:span text:style-name="T73"> necess</text:span></text:span><text:span text:style-name="Source_20_Text"><text:span text:style-name="T59">á</text:span></text:span><text:span text:style-name="Source_20_Text"><text:span text:style-name="T73">rias, o banco de dados escolhido pode ser migrado utilizando-se o comando </text:span></text:span><text:span text:style-name="Source_20_Text"><text:span text:style-name="T78">rake db:migrate</text:span></text:span><text:span text:style-name="Source_20_Text"><text:span text:style-name="T48">. P</text:span></text:span><text:span text:style-name="Source_20_Text"><text:span text:style-name="T73">or fim, a aplicaç</text:span></text:span><text:span text:style-name="Source_20_Text"><text:span text:style-name="T59">ã</text:span></text:span><text:span text:style-name="Source_20_Text"><text:span text:style-name="T73">o pode ser executada e testada com </text:span></text:span><text:span text:style-name="Source_20_Text"><text:span text:style-name="T78">rails server</text:span></text:span><text:span text:style-name="Source_20_Text"><text:span text:style-name="T73"> ou </text:span></text:span><text:span text:style-name="Source_20_Text"><text:span text:style-name="T78">rails s</text:span></text:span><text:span text:style-name="Source_20_Text"><text:span text:style-name="T73">.</text:span></text:span></text:p>
      <text:p text:style-name="Standard"><text:span text:style-name="Source_20_Text"><text:span text:style-name="T73"><text:tab/></text:span></text:span><text:span text:style-name="Source_20_Text"><text:span text:style-name="T75">J</text:span></text:span><text:span text:style-name="Source_20_Text"><text:span text:style-name="T60">á</text:span></text:span><text:span text:style-name="Source_20_Text"><text:span text:style-name="T75"> no caso de aplicaç</text:span></text:span><text:span text:style-name="Source_20_Text"><text:span text:style-name="T60">õ</text:span></text:span><text:span text:style-name="Source_20_Text"><text:span text:style-name="T75">es Laravel,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9-26T21:03:12.944739411</dc:date>
    <meta:editing-duration>PT6H38M23S</meta:editing-duration>
    <meta:editing-cycles>85</meta:editing-cycles>
    <meta:generator>LibreOffice/7.3.6.2$Linux_X86_64 LibreOffice_project/30$Build-2</meta:generator>
    <meta:document-statistic meta:table-count="0" meta:image-count="0" meta:object-count="0" meta:page-count="4" meta:paragraph-count="70" meta:word-count="1044" meta:character-count="6774" meta:non-whitespace-character-count="5653"/>
  </office:meta>
</office:document-meta>
</file>